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a12d4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6aef2" officeooo:paragraph-rsid="000a12d4" style:font-size-asian="12.25pt" style:font-size-complex="14pt"/>
    </style:style>
    <style:style style:name="P7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5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b8c2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0" svg:x1="3.109cm" svg:y1="27.567cm" svg:x2="3.111cm" svg:y2="29.046cm">
          <text:p/>
        </draw:line>
        <draw:line draw:style-name="gr2" draw:text-style-name="P10" svg:x1="2.122cm" svg:y1="27.556cm" svg:x2="20.383cm" svg:y2="27.556cm">
          <text:p/>
        </draw:line>
        <draw:line draw:style-name="gr2" draw:text-style-name="P10" svg:x1="4.108cm" svg:y1="27.567cm" svg:x2="4.11cm" svg:y2="29.046cm">
          <text:p/>
        </draw:line>
        <draw:line draw:style-name="gr2" draw:text-style-name="P10" svg:x1="6.607cm" svg:y1="27.567cm" svg:x2="6.609cm" svg:y2="29.046cm">
          <text:p/>
        </draw:line>
        <draw:line draw:style-name="gr2" draw:text-style-name="P10" svg:x1="8.105cm" svg:y1="27.581cm" svg:x2="8.107cm" svg:y2="29.046cm">
          <text:p/>
        </draw:line>
        <draw:line draw:style-name="gr2" draw:text-style-name="P10" svg:x1="9.107cm" svg:y1="27.567cm" svg:x2="9.109cm" svg:y2="29.032cm">
          <text:p/>
        </draw:line>
        <draw:line draw:style-name="gr2" draw:text-style-name="P10" svg:x1="19.401cm" svg:y1="27.567cm" svg:x2="19.405cm" svg:y2="29.046cm">
          <text:p/>
        </draw:line>
        <draw:line draw:style-name="gr3" draw:text-style-name="P10" svg:x1="2.122cm" svg:y1="28.053cm" svg:x2="9.091cm" svg:y2="28.055cm">
          <text:p/>
        </draw:line>
        <draw:line draw:style-name="gr2" draw:text-style-name="P10" svg:x1="2.122cm" svg:y1="28.558cm" svg:x2="9.091cm" svg:y2="28.558cm">
          <text:p/>
        </draw:line>
        <draw:line draw:style-name="gr3" draw:text-style-name="P10" svg:x1="19.412cm" svg:y1="28.06cm" svg:x2="20.39cm" svg:y2="28.06cm">
          <text:p/>
        </draw:line>
        <draw:frame draw:style-name="gr4" draw:text-style-name="P12" svg:width="0.913cm" svg:height="0.435cm" svg:x="2.159cm" svg:y="28.578cm">
          <draw:text-box>
            <text:p text:style-name="P11"><text:span text:style-name="T4">Изм.</text:span></text:p>
          </draw:text-box>
        </draw:frame>
        <draw:frame draw:style-name="gr4" draw:text-style-name="P12" svg:width="0.914cm" svg:height="0.435cm" svg:x="3.149cm" svg:y="28.578cm">
          <draw:text-box>
            <text:p text:style-name="P11"><text:span text:style-name="T4">Лист</text:span></text:p>
          </draw:text-box>
        </draw:frame>
        <draw:frame draw:style-name="gr4" draw:text-style-name="P12" svg:width="2.349cm" svg:height="0.435cm" svg:x="4.184cm" svg:y="28.578cm">
          <draw:text-box>
            <text:p text:style-name="P11"><text:span text:style-name="T4">№ </text:span><text:span text:style-name="T4">докум.</text:span></text:p>
          </draw:text-box>
        </draw:frame>
        <draw:frame draw:style-name="gr4" draw:text-style-name="P14" svg:width="1.405cm" svg:height="0.435cm" svg:x="6.664cm" svg:y="28.578cm">
          <draw:text-box>
            <text:p text:style-name="P13"><text:span text:style-name="T4">Подпись</text:span></text:p>
          </draw:text-box>
        </draw:frame>
        <draw:frame draw:style-name="gr4" draw:text-style-name="P12" svg:width="0.914cm" svg:height="0.435cm" svg:x="8.15cm" svg:y="28.578cm">
          <draw:text-box>
            <text:p text:style-name="P11"><text:span text:style-name="T4">Дата</text:span></text:p>
          </draw:text-box>
        </draw:frame>
        <draw:frame draw:style-name="gr4" draw:text-style-name="P12" svg:width="0.914cm" svg:height="0.436cm" svg:x="19.44cm" svg:y="27.606cm">
          <draw:text-box>
            <text:p text:style-name="P11"><text:span text:style-name="T4">Лист</text:span></text:p>
          </draw:text-box>
        </draw:frame>
        <draw:frame draw:style-name="gr4" draw:text-style-name="P12" svg:width="0.914cm" svg:height="0.599cm" svg:x="19.44cm" svg:y="28.257cm">
          <draw:text-box>
            <text:p text:style-name="P11"><text:span text:style-name="T5">5</text:span></text:p>
          </draw:text-box>
        </draw:frame>
        <draw:frame draw:style-name="gr4" draw:text-style-name="P15" svg:width="10.125cm" svg:height="0.682cm" svg:x="9.194cm" svg:y="27.954cm">
          <draw:text-box>
            <text:p text:style-name="P11"><text:span text:style-name="T6">КП-АПИ(Ф)НГТУ-210201.65-(АВР09-1)-08-14</text:span></text:p>
          </draw:text-box>
        </draw:frame>
      </draw:g>
      <text:p text:style-name="P7"/>
      <text:p text:style-name="P2"><text:tab/><text:span text:style-name="T2">1 </text:span><text:span text:style-name="T1">Анализ исходных данных</text:span></text:p>
      <text:p text:style-name="P5"><text:tab/><text:span text:style-name="T2">1.1 Назначение проектируемого устройства.</text:span></text:p>
      <text:p text:style-name="P3"><text:tab/><text:span text:style-name="T2">Модуль вычислителя выполняет следующие функции:</text:span></text:p>
      <text:p text:style-name="P3"><text:tab/>– <text:span text:style-name="T2">прием информации с измерительных каналов вычислителя по интерфейсу RS-485;</text:span></text:p>
      <text:p text:style-name="P3"><text:tab/>– <text:span text:style-name="T2">вычисление параметров;</text:span></text:p>
      <text:p text:style-name="P3"><text:tab/>– <text:span text:style-name="T2">вывод параметров на ЖК-индикатор;</text:span></text:p>
      <text:p text:style-name="P3"><text:tab/>– <text:span text:style-name="T2">отсчет текущего времени и времени наработки вычислителя;</text:span></text:p>
      <text:p text:style-name="P5"><text:tab/>– <text:span text:style-name="T2">вывод информации на ЭВМ, принтер по интерфейсу RS-232;</text:span></text:p>
      <text:p text:style-name="P6"><text:tab/><text:span text:style-name="T3">1.2 Принцип работы устройства</text:span><text:tab/></text:p>
      <text:p text:style-name="P4"><text:tab/><text:span text:style-name="T3">Основой вычислителя является микропроцессор MSP430P337A, однократно программируемый восьмиразрядный процессор с памятью 32 килобайта</text:span>. <text:span text:style-name="T3">Максимальная тактовая частота микропроцессора равна 3,3 МГц. Передача информации на двадцати разрядный ЖК-дисплей осуществляется через порты S2-S12. Архив и необходимые для вычисления данные хранятся в микросхемах DD4-DD6 (flash-память). При выключении питания данные сохраняются. Для вычисления также используется flash ОЗУ DD2. Часы реального времени реализованы на микросхеме DD7, которая имеет собственный источник питания – литиевую батарею. Схема управления питанием реализована на микросхеме DA3 и транзисторе VT3. При уменьшении напряжения питания до величины 4,26 В производится выключение питания всех используемых микросхем для исключения потери данных. На микросхеме DD1 реализована гальваническая развязка интерфейса RS-485. Оптрон DA2 реализует гальваническую развязку интерфейса RS-232 импульсных входов.</text:span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5:21:55.155075681</dc:date>
    <meta:editing-duration>PT35M29S</meta:editing-duration>
    <meta:editing-cycles>14</meta:editing-cycles>
    <meta:generator>LibreOffice/4.1.4.2$Linux_X86_64 LibreOffice_project/410m0$Build-2</meta:generator>
    <meta:document-statistic meta:table-count="0" meta:image-count="0" meta:object-count="0" meta:page-count="1" meta:paragraph-count="11" meta:word-count="159" meta:character-count="1355" meta:non-whitespace-character-count="1188"/>
  </office:meta>
</office:document-meta>
</file>